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ny">&lt;html lang="pl"&gt;</text:p>
      <text:p text:style-name="Normalny">&lt;head&gt;</text:p>
      <text:p text:style-name="Normalny"><text:s text:c="2"/>&lt;meta charset="UTF-8"&gt;</text:p>
      <text:p text:style-name="Normalny"><text:s text:c="2"/>&lt;title&gt;Studio Wnętrz – Projektowanie&lt;/title&gt;</text:p>
      <text:p text:style-name="Normalny"><text:s text:c="2"/>&lt;link rel="stylesheet" href="style.css"&gt;</text:p>
      <text:p text:style-name="Normalny">&lt;/head&gt;</text:p>
      <text:p text:style-name="Normalny">&lt;body&gt;</text:p>
      <text:p text:style-name="Normalny"/>
      <text:p text:style-name="Normalny">&lt;header&gt;</text:p>
      <text:p text:style-name="Normalny"><text:s text:c="2"/>&lt;nav&gt;</text:p>
      <text:p text:style-name="Normalny"><text:s text:c="4"/>&lt;strong&gt;Studio Wnętrz&lt;/strong&gt;</text:p>
      <text:p text:style-name="Normalny"><text:s text:c="4"/>&lt;div&gt;</text:p>
      <text:p text:style-name="Normalny"><text:s text:c="6"/>&lt;a href="index.html"&gt;Home&lt;/a&gt;</text:p>
      <text:p text:style-name="Normalny"><text:s text:c="6"/>&lt;a href="galeria.html"&gt;Galeria&lt;/a&gt;</text:p>
      <text:p text:style-name="Normalny"><text:s text:c="6"/>&lt;a href="oferta.html"&gt;Oferta&lt;/a&gt;</text:p>
      <text:p text:style-name="Normalny"><text:s text:c="6"/>&lt;a href="o-mnie.html"&gt;O mnie&lt;/a&gt;</text:p>
      <text:p text:style-name="Normalny"><text:s text:c="6"/>&lt;a href="kontakt.html"&gt;Kontakt&lt;/a&gt;</text:p>
      <text:p text:style-name="Normalny"><text:s text:c="4"/>&lt;/div&gt;</text:p>
      <text:p text:style-name="Normalny"><text:s text:c="2"/>&lt;/nav&gt;</text:p>
      <text:p text:style-name="Normalny">&lt;/header&gt;</text:p>
      <text:p text:style-name="Normalny"/>
      <text:p text:style-name="Normalny">&lt;main class="container"&gt;</text:p>
      <text:p text:style-name="Normalny"><text:s text:c="2"/>&lt;h1&gt;Projektowanie wnętrz z charakterem&lt;/h1&gt;</text:p>
      <text:p text:style-name="Normalny"><text:s text:c="2"/>&lt;p&gt;</text:p>
      <text:p text:style-name="Normalny"><text:s text:c="4"/>Tworzę funkcjonalne i estetyczne wnętrza dopasowane do Twojego stylu życia.</text:p>
      <text:p text:style-name="Normalny"><text:s text:c="2"/>&lt;/p&gt;</text:p>
      <text:soft-page-break/>
      <text:p text:style-name="Normalny">&lt;/main&gt;</text:p>
      <text:p text:style-name="Normalny"/>
      <text:p text:style-name="Normalny">&lt;footer&gt;</text:p>
      <text:p text:style-name="Normalny"><text:s text:c="2"/>© 2026 Studio Wnętrz</text:p>
      <text:p text:style-name="Normalny">&lt;/footer&gt;</text:p>
      <text:p text:style-name="Normalny"/>
      <text:p text:style-name="Normalny">&lt;/body&gt;</text:p>
      <text:p text:style-name="Normalny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mek</meta:initial-creator>
    <dc:creator>Tomek</dc:creator>
    <meta:creation-date>2026-01-10T20:39:00Z</meta:creation-date>
    <dc:date>2026-01-10T20:43:00Z</dc:date>
    <meta:template xlink:href="Normal.dotm" xlink:type="simple"/>
    <meta:editing-cycles>1</meta:editing-cycles>
    <meta:editing-duration>PT240S</meta:editing-duration>
    <meta:document-statistic meta:page-count="2" meta:paragraph-count="1" meta:word-count="98" meta:character-count="691" meta:row-count="4" meta:non-whitespace-character-count="594"/>
  </office:meta>
</office:document-meta>
</file>